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ingServle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Servlet.configureProperties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ingServlet.configur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ntextResolver.resolveEntity( String publicId , String system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ggingServlet.configureXML( InputSource 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